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cv01" svg:font-family="JuniusX:cv01" style:font-pitch="variable"/>
    <style:font-face style:name="JuniusX:cv07" svg:font-family="JuniusX:cv07" style:font-pitch="variable"/>
    <style:font-face style:name="JuniusX:cv18=2" svg:font-family="JuniusX:cv18=2" style:font-pitch="variable"/>
    <style:font-face style:name="JuniusX:cv19=2" svg:font-family="JuniusX:cv19=2" style:font-pitch="variable"/>
    <style:font-face style:name="JuniusX:cv26&amp;hlig" svg:font-family="JuniusX:cv26&amp;hlig" style:font-pitch="variable"/>
    <style:font-face style:name="JuniusX:hlig" svg:font-family="JuniusX:hli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JuniusX" fo:font-size="12pt" officeooo:rsid="00094791" officeooo:paragraph-rsid="00094791" style:font-size-asian="12pt" style:font-size-complex="12pt"/>
    </style:style>
    <style:style style:name="P2" style:family="paragraph" style:parent-style-name="Standard">
      <style:text-properties style:font-name="JuniusX" fo:font-size="12pt" officeooo:rsid="000aa684" officeooo:paragraph-rsid="000aa684" style:font-size-asian="12pt" style:font-size-complex="12pt"/>
    </style:style>
    <style:style style:name="P3" style:family="paragraph" style:parent-style-name="Standard">
      <style:text-properties style:font-name="JuniusX" fo:font-size="12pt" officeooo:rsid="000d2cc9" officeooo:paragraph-rsid="000d2cc9" style:font-size-asian="12pt" style:font-size-complex="12pt"/>
    </style:style>
    <style:style style:name="P4" style:family="paragraph" style:parent-style-name="Standard">
      <style:text-properties style:font-name="JuniusX" fo:font-size="12pt" fo:language="zxx" fo:country="none" officeooo:rsid="000d2cc9" officeooo:paragraph-rsid="00130714" style:font-size-asian="12pt" style:font-size-complex="12pt"/>
    </style:style>
    <style:style style:name="P5" style:family="paragraph" style:parent-style-name="Standard">
      <style:text-properties style:font-name="JuniusX" fo:font-size="12pt" fo:language="zxx" fo:country="none" officeooo:rsid="001434d1" officeooo:paragraph-rsid="001434d1" style:font-size-asian="12pt" style:font-size-complex="12pt"/>
    </style:style>
    <style:style style:name="P6" style:family="paragraph" style:parent-style-name="Standard">
      <style:text-properties style:font-name="JuniusX" fo:font-size="12pt" fo:language="is" fo:country="IS" officeooo:rsid="0010d823" officeooo:paragraph-rsid="0010d823" style:font-size-asian="12pt" style:font-size-complex="12pt"/>
    </style:style>
    <style:style style:name="P7" style:family="paragraph" style:parent-style-name="Standard">
      <style:text-properties fo:font-size="12pt" officeooo:paragraph-rsid="000aa684" style:font-size-asian="12pt" style:font-size-complex="12pt"/>
    </style:style>
    <style:style style:name="P8" style:family="paragraph" style:parent-style-name="Standard">
      <style:text-properties fo:language="is" fo:country="IS" officeooo:paragraph-rsid="0010d823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JuniusX" fo:font-size="12pt" officeooo:rsid="00094791" officeooo:paragraph-rsid="00094791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JuniusX" fo:font-size="12pt" officeooo:rsid="000d2cc9" officeooo:paragraph-rsid="000d2cc9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JuniusX" fo:font-size="12pt" fo:language="is" fo:country="IS" officeooo:rsid="000d2cc9" officeooo:paragraph-rsid="00130714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JuniusX" fo:font-size="12pt" fo:language="zxx" fo:country="none" officeooo:rsid="001434d1" officeooo:paragraph-rsid="001434d1" style:font-size-asian="12pt" style:font-size-complex="12pt"/>
    </style:style>
    <style:style style:name="T1" style:family="text">
      <style:text-properties style:font-name="JuniusX:cv26&amp;hlig"/>
    </style:style>
    <style:style style:name="T2" style:family="text">
      <style:text-properties style:font-name="JuniusX:hlig"/>
    </style:style>
    <style:style style:name="T3" style:family="text">
      <style:text-properties style:font-name="JuniusX:cv07"/>
    </style:style>
    <style:style style:name="T4" style:family="text">
      <style:text-properties style:font-name="JuniusX:cv18=2"/>
    </style:style>
    <style:style style:name="T5" style:family="text">
      <style:text-properties style:font-name="JuniusX:cv19=2"/>
    </style:style>
    <style:style style:name="T6" style:family="text">
      <style:text-properties style:font-name="JuniusX:cv01"/>
    </style:style>
    <style:style style:name="T7" style:family="text">
      <style:text-properties style:font-name="JuniusX" officeooo:rsid="000aa684"/>
    </style:style>
    <style:style style:name="T8" style:family="text">
      <style:text-properties style:font-name="JuniusX" officeooo:rsid="000f475d"/>
    </style:style>
    <style:style style:name="T9" style:family="text">
      <style:text-properties style:font-name="JuniusX" officeooo:rsid="000d2cc9"/>
    </style:style>
    <style:style style:name="T10" style:family="text">
      <style:text-properties style:font-name="JuniusX" fo:font-weight="bold" officeooo:rsid="000aa684" style:font-weight-asian="bold" style:font-weight-complex="bold"/>
    </style:style>
    <style:style style:name="T11" style:family="text">
      <style:text-properties style:font-name="JuniusX" fo:font-size="12pt" officeooo:rsid="0010d823" style:font-size-asian="12pt" style:font-size-complex="12pt"/>
    </style:style>
    <style:style style:name="T12" style:family="text">
      <style:text-properties style:font-name="JuniusX" fo:font-size="12pt" officeooo:rsid="00130714" style:font-size-asian="12pt" style:font-size-complex="12pt"/>
    </style:style>
    <style:style style:name="T13" style:family="text">
      <style:text-properties style:font-name="JuniusX" fo:font-size="12pt" officeooo:rsid="001434d1" style:font-size-asian="12pt" style:font-size-complex="12pt"/>
    </style:style>
    <style:style style:name="T14" style:family="text">
      <style:text-properties style:font-name="JuniusX" officeooo:rsid="00157bd9"/>
    </style:style>
    <style:style style:name="T15" style:family="text">
      <style:text-properties officeooo:rsid="000e8420"/>
    </style:style>
    <style:style style:name="T16" style:family="text">
      <style:text-properties officeooo:rsid="000f475d"/>
    </style:style>
    <style:style style:name="T17" style:family="text">
      <style:text-properties officeooo:rsid="0010d823"/>
    </style:style>
    <style:style style:name="T18" style:family="text">
      <style:text-properties officeooo:rsid="001434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hese three words have PUA-encoded characters, <text:span text:style-name="T16">typed in directly</text:span>. None of them is searchable in either a webpage or a PDF document. They also won’t be read correctly by a screen reader.</text:p>
      <text:p text:style-name="P2"/>
      <text:p text:style-name="P9">wrien cli liite </text:p>
      <text:p text:style-name="P1"/>
      <text:p text:style-name="P7"><text:span text:style-name="T7">N</text:span><text:span text:style-name="T8">ext</text:span><text:span text:style-name="T7"> the special characters are all produced by OpenType features. In “written” and “click,” however, the substituted ligatures </text:span><text:span text:style-name="T9">still</text:span><text:span text:style-name="T7"> have associated PUA code points. They </text:span><text:span text:style-name="T8">are</text:span><text:span text:style-name="T7"> searchable in webpages but not in PDF documents </text:span><text:span text:style-name="T9">(not consistently, anyway: they are searchable in Adobe Acrobat Reader DC but not in Apple Preview or Firefox; </text:span><text:span text:style-name="T14">also, the Apple screen reader will not read them correctly</text:span><text:span text:style-name="T9">)</text:span><text:span text:style-name="T7">. In “Eliminate,” the variant characters are also produced by OpenType features, but the substituted characters are all </text:span><text:span text:style-name="T10">unencoded</text:span><text:span text:style-name="T7"> duplicates of characters encoded in the PUA: </text:span><text:span text:style-name="T9">because </text:span><text:span text:style-name="T7">the PUA code points are not present in either a webpage or a PDF, they are searchable e</text:span><text:span text:style-name="T9">verywhere </text:span><text:span text:style-name="T14">(also, a screen reader will pronounce this word correctly)</text:span><text:span text:style-name="T7">.</text:span></text:p>
      <text:p text:style-name="P2"/>
      <text:p text:style-name="P9">wri<text:span text:style-name="T1">tt</text:span>en <text:span text:style-name="T2">click</text:span> <text:span text:style-name="T3">E</text:span>li<text:span text:style-name="T4">m</text:span>i<text:span text:style-name="T5">n</text:span><text:span text:style-name="T6">a</text:span>te</text:p>
      <text:p text:style-name="P1"/>
      <text:p text:style-name="P3">Next are a few letters with diacritics, <text:span text:style-name="T18">defined by MUFI</text:span>. First the PUA-encoded versions, which can’t be searched as æ, o or u:</text:p>
      <text:p text:style-name="P3"/>
      <text:p text:style-name="P10">  </text:p>
      <text:p text:style-name="P3"/>
      <text:p text:style-name="P3">Next the letters typed as base letter + combining mark(s). <text:span text:style-name="T15">These are searchable (and most software either can or will ignore the combining marks):</text:span></text:p>
      <text:p text:style-name="P3"/>
      <text:p text:style-name="P10">ǣ̆ <text:span text:style-name="T15">ö́ u̍</text:span></text:p>
      <text:p text:style-name="P3"/>
      <text:p text:style-name="P8"><text:span text:style-name="T11">N</text:span><text:span text:style-name="T13">ext</text:span><text:span text:style-name="T11"> a new MUFI combining character: ð with combining dotless i above, where an alternate shape of ð is substituted to accommodate the combining mark. The first is PUA encoded, and the second consists of an unencoded alternate ð plus an unencoded alternate combining mark. </text:span><text:span text:style-name="T12">You can search on ð for the second but not the first. The third case is eth followed by the PUA-encoded combining mark U+F02F. You can still search on ð because no substitution has been made, but no </text:span><text:span text:style-name="T13">alternate ð is substituted, and</text:span><text:span text:style-name="T12"> the </text:span><text:span text:style-name="T13">mark</text:span><text:span text:style-name="T12"> is not positioned correctly over the ð. </text:span><text:span text:style-name="T13">This is because LibreOffice has isolated the mark in its own “run,” and so it has no context to interact with.</text:span></text:p>
      <text:p text:style-name="P6"/>
      <text:p text:style-name="P11"><text:span text:style-name="T17"> </text:span>ð<text:span text:style-name="T17">{^ı} ð</text:span></text:p>
      <text:p text:style-name="P4"/>
      <text:p text:style-name="P5">Something similar will happen every time with PUA-encoded combining marks. Use the PUA-encoded version and things will go wrong; use the unencoded version and it will be correctly positioned:</text:p>
      <text:p text:style-name="P5"/>
      <text:p text:style-name="P12">w w{^ı} E E{^ı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JuniusX" svg:font-family="JuniusX" style:font-pitch="variable"/>
    <style:font-face style:name="JuniusX:cv01" svg:font-family="JuniusX:cv01" style:font-pitch="variable"/>
    <style:font-face style:name="JuniusX:cv07" svg:font-family="JuniusX:cv07" style:font-pitch="variable"/>
    <style:font-face style:name="JuniusX:cv18=2" svg:font-family="JuniusX:cv18=2" style:font-pitch="variable"/>
    <style:font-face style:name="JuniusX:cv19=2" svg:font-family="JuniusX:cv19=2" style:font-pitch="variable"/>
    <style:font-face style:name="JuniusX:cv26&amp;hlig" svg:font-family="JuniusX:cv26&amp;hlig" style:font-pitch="variable"/>
    <style:font-face style:name="JuniusX:hlig" svg:font-family="JuniusX:hlig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4T07:31:01.506291260</meta:creation-date>
    <dc:date>2020-07-14T09:18:44.484534522</dc:date>
    <meta:editing-duration>PT44M14S</meta:editing-duration>
    <meta:editing-cycles>4</meta:editing-cycles>
    <meta:generator>LibreOffice/6.3.6.2$MacOSX_X86_64 LibreOffice_project/2196df99b074d8a661f4036fca8fa0cbfa33a497</meta:generator>
    <meta:document-statistic meta:table-count="0" meta:image-count="0" meta:object-count="0" meta:page-count="1" meta:paragraph-count="12" meta:word-count="372" meta:character-count="2126" meta:non-whitespace-character-count="1777"/>
  </office:meta>
</office:document-meta>
</file>